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3693A5F9DEFD22AD.jpg" manifest:media-type="image/jpeg"/>
  <manifest:file-entry manifest:full-path="Pictures/10000201000002A9000001EC33832309686B5F26.png" manifest:media-type="image/png"/>
  <manifest:file-entry manifest:full-path="Pictures/10000201000003200000025841522D577AC7F8B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8.9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1.8cm"/>
    </style:style>
    <style:style style:name="pr4" style:family="presentation" style:parent-style-name="Standard-outline1">
      <style:graphic-properties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aufbau</presentation:footer-decl>
      <draw:page draw:name="page1" draw:style-name="dp1" draw:master-page-name="Standard" presentation:presentation-page-layout-name="AL1T32" presentation:use-footer-name="ftr1">
        <draw:frame presentation:style-name="pr1" draw:text-style-name="P1" draw:layer="layout" svg:width="25.8cm" svg:height="18.963cm" svg:x="1.2cm" svg:y="0.837cm" presentation:class="subtitle" presentation:user-transformed="true">
          <draw:text-box>
            <text:p><text:span text:style-name="T1">Computeraufbau</text:span></text:p>
            <text:p><text:span text:style-name="T2"/></text:p>
            <text:p><text:span text:style-name="T2">Eine Präsentation von</text:span></text:p>
            <text:p><text:span text:style-name="T2">Erwin M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3" draw:layer="layout" svg:width="26.4cm" svg:height="1.8cm" svg:x="0.8cm" svg:y="0.4cm" presentation:class="title">
          <draw:text-box>
            <text:p>Übersicht</text:p>
          </draw:text-box>
        </draw:frame>
        <draw:frame draw:style-name="gr2" draw:text-style-name="P3" draw:layer="layout" svg:width="21.555cm" svg:height="15.572cm" svg:x="3.4cm" svg:y="3.2cm">
          <draw:image xlink:href="Pictures/10000201000002A9000001EC33832309686B5F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6.4cm" svg:height="1.8cm" svg:x="0.8cm" svg:y="0.4cm" presentation:class="title">
          <draw:text-box>
            <text:p>Im Gehäuse:</text:p>
          </draw:text-box>
        </draw:frame>
        <draw:frame presentation:style-name="pr4" draw:text-style-name="P5" draw:layer="layout" svg:width="26.4cm" svg:height="16cm" svg:x="0.8cm" svg:y="3cm" presentation:class="outline">
          <draw:text-box>
            <text:p text:style-name="P4"><text:span text:style-name="T3">Mainboard</text:span></text:p>
          </draw:text-box>
        </draw:frame>
        <draw:frame draw:style-name="gr3" draw:text-style-name="P4" draw:layer="layout" svg:width="16.983cm" svg:height="12.737cm" svg:x="6cm" svg:y="5.8cm">
          <draw:image xlink:href="Pictures/10000201000003200000025841522D577AC7F8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320000002583693A5F9DEFD22A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fill="bitmap" draw:fill-color="#ffffff" draw:fill-image-name="Bitmap_20_1" style:repeat="stretch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style:font-name="Verdana" fo:font-family="Verdana" style:font-family-generic="swiss" style:font-pitch="variable" fo:font-size="26pt" style:font-size-asian="26pt" style:font-size-complex="2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0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6.4cm" svg:height="1.8cm" svg:x="0.8cm" svg:y="0.4cm" presentation:class="title" presentation:placeholder="true">
        <draw:text-box/>
      </draw:frame>
      <draw:frame presentation:style-name="Mpr1" draw:layer="backgroundobjects" svg:width="26.4cm" svg:height="16cm" svg:x="0.8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21.4cm" svg:height="0.777cm" svg:x="0.8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4.4cm" svg:height="0.777cm" svg:x="22.8cm" svg:y="19.8cm" presentation:class="page-number">
        <draw:text-box>
          <text:p text:style-name="MP3"><text:span text:style-name="MT2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20:20:06.447000000</meta:creation-date>
    <dc:date>2022-02-10T18:54:49.745000000</dc:date>
    <meta:editing-duration>PT21H48M29S</meta:editing-duration>
    <meta:editing-cycles>9</meta:editing-cycles>
    <meta:generator>LibreOffice/6.2.5.2$Windows_X86_64 LibreOffice_project/1ec314fa52f458adc18c4f025c545a4e8b22c159</meta:generator>
    <meta:document-statistic meta:object-count="32"/>
  </office:meta>
</office:document-meta>
</file>